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0fcceb" officeooo:paragraph-rsid="000fcceb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нализа на барања<text:line-break/>На техничко ниво, софтверското инженерство започнува со низа активности на моделирање кои водат до детална спецификација на барањата и почетен дизајн за системот којшто треба да се направи. (Моделот е првата техничка репрезентација на софтверот кој треба да се направи)<text:line-break/>Моделот е основа за:</text:p>
      <text:p text:style-name="P1">- анализа за разбирање на информациите кои се обработуваат, функциите кои ги обработуваат информациите и разбирање на однесувањето на системот</text:p>
      <text:p text:style-name="P1">- одредување конкретност, конзистентност и прецизност на спецификацијата, како и ревизија<text:line-break/>- почетен дизајн за изглед на софтверот.</text:p>
      <text:p text:style-name="P1"><text:span text:style-name="T1">A</text:span>нализа: активност во којашто се гради моделот.</text:p>
      <text:p text:style-name="P1">- се креираат и анализираат податочни, функционални и модели на однесување на системот со употреба на комбинација од дијаграми и текст за полесно разбирање и обезбедува проверка на конкретноста и конзистентоста, ги обезбедува клучните информации потребни за дизајнерот на софтвер за моделите да ги преведе во архитектурен дизајн, дизајн на интерфејс и дизајн на компоненти. <text:line-break/>Моделирање: <text:line-break/>- податочно(податочните објекти, атрибутите и релациите)<text:line-break/>- функционално(како податоците ќе се обработуваат во системот)<text:line-break/>- моделирање на однесување: влијанието на настаните во системот и негова реакција</text:p>
      <text:p text:style-name="P1">Крајниот продукт мора да биде лесен за разбирање, добро организиран,.</text:p>
      <text:p text:style-name="P1">Анализа на барања:</text:p>
      <text:p text:style-name="P1">- алатка која ги поврзува системското инженерство и дизајнот на софтвер. </text:p>
      <text:p text:style-name="P1">- резултира со спецификација за оперативните карактеристики на софтверот и воочување на интерфејсот со останатите елементи на системот</text:p>
      <text:p text:style-name="P1">- воспоставување на ограничувања</text:p>
      <text:p text:style-name="P1">- репрезентација на функциите, податоците и однесувањето кои се трансформираат во податочен дизајн, дизајн на интерфејс, архитектурен дизајн и дизајн на компонент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6:26:38.769000000</meta:creation-date>
    <dc:date>2019-05-23T16:41:52.169000000</dc:date>
    <meta:editing-duration>PT4M13S</meta:editing-duration>
    <meta:editing-cycles>1</meta:editing-cycles>
    <meta:document-statistic meta:table-count="0" meta:image-count="0" meta:object-count="0" meta:page-count="1" meta:paragraph-count="11" meta:word-count="242" meta:character-count="1706" meta:non-whitespace-character-count="1472"/>
    <meta:generator>LibreOffice/6.2.2.2$Windows_X86_64 LibreOffice_project/2b840030fec2aae0fd2658d8d4f9548af4e3518d</meta:generator>
  </office:meta>
</office:document-meta>
</file>